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Index_20_1">
      <style:paragraph-properties>
        <style:tab-stops>
          <style:tab-stop style:position="17cm" style:type="right" style:leader-style="dotted" style:leader-text="."/>
        </style:tab-stops>
      </style:paragraph-properties>
    </style:style>
    <style:style style:name="P3" style:family="paragraph" style:parent-style-name="Index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margin-left="0cm" fo:margin-right="0cm" fo:margin-top="0cm" fo:margin-bottom="0.212cm" style:contextual-spacing="false" fo:text-align="justify" style:justify-single-word="false" fo:text-indent="1.499cm" style:auto-text-indent="false"/>
    </style:style>
    <style:style style:name="P5" style:family="paragraph" style:parent-style-name="Text_20_body">
      <style:paragraph-properties fo:break-before="page"/>
      <style:text-properties officeooo:paragraph-rsid="000f26e1"/>
    </style:style>
    <style:style style:name="P6" style:family="paragraph" style:parent-style-name="Text_20_body">
      <style:text-properties officeooo:rsid="000ce0e3" officeooo:paragraph-rsid="000ce0e3"/>
    </style:style>
    <style:style style:name="P7" style:family="paragraph" style:parent-style-name="Text_20_body">
      <style:text-properties officeooo:rsid="000cfdf7" officeooo:paragraph-rsid="000cfdf7"/>
    </style:style>
    <style:style style:name="P8" style:family="paragraph" style:parent-style-name="Text_20_body">
      <style:text-properties officeooo:paragraph-rsid="000f26e1"/>
    </style:style>
    <style:style style:name="P9" style:family="paragraph" style:parent-style-name="Text_20_body">
      <style:text-properties officeooo:paragraph-rsid="0012ba49"/>
    </style:style>
    <style:style style:name="P10" style:family="paragraph" style:parent-style-name="Text_20_body">
      <style:text-properties officeooo:rsid="0013a081" officeooo:paragraph-rsid="0012ba49"/>
    </style:style>
    <style:style style:name="P11" style:family="paragraph" style:parent-style-name="Text_20_body">
      <style:text-properties officeooo:rsid="00153454" officeooo:paragraph-rsid="0012ba49"/>
    </style:style>
    <style:style style:name="P12" style:family="paragraph" style:parent-style-name="Text_20_body">
      <style:text-properties officeooo:rsid="001653d0" officeooo:paragraph-rsid="0012ba49"/>
    </style:style>
    <style:style style:name="P13" style:family="paragraph" style:parent-style-name="Text_20_body">
      <style:text-properties officeooo:rsid="00108934" officeooo:paragraph-rsid="0012ba49"/>
    </style:style>
    <style:style style:name="P14" style:family="paragraph" style:parent-style-name="Text_20_body">
      <style:text-properties officeooo:rsid="0010abb1" officeooo:paragraph-rsid="0012ba49"/>
    </style:style>
    <style:style style:name="P15" style:family="paragraph" style:parent-style-name="Text_20_body">
      <style:text-properties officeooo:rsid="0011b374" officeooo:paragraph-rsid="0012ba49"/>
    </style:style>
    <style:style style:name="P16" style:family="paragraph" style:parent-style-name="Text_20_body">
      <style:text-properties officeooo:paragraph-rsid="0015e2c0"/>
    </style:style>
    <style:style style:name="P17" style:family="paragraph" style:parent-style-name="Text_20_body">
      <style:text-properties officeooo:rsid="001797fa" officeooo:paragraph-rsid="001797fa"/>
    </style:style>
    <style:style style:name="P18" style:family="paragraph" style:parent-style-name="Text_20_body">
      <style:text-properties officeooo:rsid="001e2c59" officeooo:paragraph-rsid="001e2c59"/>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list-style-name="L1">
      <style:text-properties officeooo:rsid="001797fa" officeooo:paragraph-rsid="001797fa"/>
    </style:style>
    <style:style style:name="P21" style:family="paragraph" style:parent-style-name="Text_20_body">
      <style:text-properties officeooo:rsid="001797fa" officeooo:paragraph-rsid="001f4ad9"/>
    </style:style>
    <style:style style:name="P22" style:family="paragraph" style:parent-style-name="Text_20_body" style:list-style-name="L1">
      <style:text-properties officeooo:rsid="00195c25" officeooo:paragraph-rsid="00195c25"/>
    </style:style>
    <style:style style:name="P23" style:family="paragraph" style:parent-style-name="Text_20_body">
      <style:text-properties officeooo:rsid="0015e2c0" officeooo:paragraph-rsid="001797fa"/>
    </style:style>
    <style:style style:name="P24" style:family="paragraph" style:parent-style-name="Text_20_body" style:list-style-name="L2">
      <style:text-properties officeooo:rsid="001653d0" officeooo:paragraph-rsid="0012ba49"/>
    </style:style>
    <style:style style:name="P25" style:family="paragraph" style:parent-style-name="Text_20_body" style:list-style-name="L3">
      <style:text-properties officeooo:rsid="0011b374" officeooo:paragraph-rsid="0012ba49"/>
    </style:style>
    <style:style style:name="P26" style:family="paragraph" style:parent-style-name="Text_20_body" style:list-style-name="L3">
      <style:text-properties officeooo:rsid="00108934" officeooo:paragraph-rsid="0012ba49"/>
    </style:style>
    <style:style style:name="P27" style:family="paragraph" style:parent-style-name="Text_20_body">
      <style:text-properties officeooo:rsid="001fce49" officeooo:paragraph-rsid="001fce49"/>
    </style:style>
    <style:style style:name="P28" style:family="paragraph" style:parent-style-name="Contents_20_Heading">
      <style:paragraph-properties fo:break-before="page"/>
    </style:style>
    <style:style style:name="P29" style:family="paragraph" style:parent-style-name="Heading_20_1">
      <style:text-properties officeooo:rsid="0012ba49" officeooo:paragraph-rsid="0012ba49"/>
    </style:style>
    <style:style style:name="P30" style:family="paragraph" style:parent-style-name="Heading_20_1">
      <style:paragraph-properties fo:break-before="page"/>
    </style:style>
    <style:style style:name="P31" style:family="paragraph" style:parent-style-name="Heading_20_2">
      <style:text-properties officeooo:rsid="000f26e1" officeooo:paragraph-rsid="000f26e1"/>
    </style:style>
    <style:style style:name="P32" style:family="paragraph" style:parent-style-name="Heading_20_2">
      <style:text-properties officeooo:paragraph-rsid="0012ba49"/>
    </style:style>
    <style:style style:name="P33" style:family="paragraph" style:parent-style-name="Heading_20_2">
      <style:paragraph-properties fo:break-before="page"/>
      <style:text-properties officeooo:paragraph-rsid="0012ba49"/>
    </style:style>
    <style:style style:name="P34" style:family="paragraph" style:parent-style-name="Heading_20_3">
      <style:text-properties officeooo:rsid="00108934" officeooo:paragraph-rsid="0012ba49"/>
    </style:style>
    <style:style style:name="P35" style:family="paragraph" style:parent-style-name="Heading_20_3">
      <style:text-properties officeooo:rsid="001653d0" officeooo:paragraph-rsid="0012ba49"/>
    </style:style>
    <style:style style:name="P36" style:family="paragraph" style:parent-style-name="Heading_20_3">
      <style:text-properties officeooo:paragraph-rsid="0012ba49"/>
    </style:style>
    <style:style style:name="P37" style:family="paragraph" style:parent-style-name="Heading_20_3">
      <style:text-properties officeooo:rsid="0012ba49" officeooo:paragraph-rsid="0012ba49"/>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Heading_20_4">
      <style:text-properties officeooo:paragraph-rsid="0012ba49"/>
    </style:style>
    <style:style style:name="P41" style:family="paragraph" style:parent-style-name="Heading_20_4">
      <style:text-properties officeooo:rsid="00108934" officeooo:paragraph-rsid="0012ba49"/>
    </style:style>
    <style:style style:name="P42" style:family="paragraph" style:parent-style-name="Heading_20_4">
      <style:text-properties officeooo:rsid="00153454" officeooo:paragraph-rsid="0012ba49"/>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font-name="Times New Roman"/>
    </style:style>
    <style:style style:name="T2" style:family="text">
      <style:text-properties fo:language="es" fo:country="ES" text:display="true"/>
    </style:style>
    <style:style style:name="T3" style:family="text">
      <style:text-properties officeooo:rsid="00108934"/>
    </style:style>
    <style:style style:name="T4" style:family="text">
      <style:text-properties fo:font-weight="bold" style:font-weight-asian="bold" style:font-weight-complex="bold"/>
    </style:style>
    <style:style style:name="T5" style:family="text">
      <style:text-properties fo:font-weight="bold" officeooo:rsid="00108934" style:font-weight-asian="bold" style:font-weight-complex="bold"/>
    </style:style>
    <style:style style:name="T6" style:family="text">
      <style:text-properties officeooo:rsid="000ff273"/>
    </style:style>
    <style:style style:name="T7" style:family="text">
      <style:text-properties officeooo:rsid="0013a081"/>
    </style:style>
    <style:style style:name="T8" style:family="text">
      <style:text-properties officeooo:rsid="001797fa"/>
    </style:style>
    <style:style style:name="T9" style:family="text">
      <style:text-properties officeooo:rsid="001c73f2"/>
    </style:style>
    <style:style style:name="T10" style:family="text">
      <style:text-properties officeooo:rsid="001f4ad9"/>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3-08-21T12:13:52.351801288">2013-08-21</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28">Índice de contenido</text:p>
          </text:index-title>
          <text:p text:style-name="P38">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4</text:a></text:p>
          <text:p text:style-name="P39">1.1. ¿<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4</text:a></text:p>
          <text:p text:style-name="P39">1.2. ¿<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4</text:a></text:p>
          <text:p text:style-name="P39">1.3. ¿<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4</text:a></text:p>
          <text:p text:style-name="P38">2. <text:a xlink:type="simple" xlink:href="#__RefHeading__211_1842024073" text:style-name="Internet_20_link" text:visited-style-name="Internet_20_link">Instalación</text:a><text:tab/><text:a xlink:type="simple" xlink:href="#__RefHeading__211_1842024073" text:style-name="Internet_20_link" text:visited-style-name="Internet_20_link">5</text:a></text:p>
          <text:p text:style-name="P39">2.1. B<text:a xlink:type="simple" xlink:href="#__RefHeading__213_1842024073" text:style-name="Internet_20_link" text:visited-style-name="Internet_20_link">ase de datos PostgreSQL</text:a><text:tab/><text:a xlink:type="simple" xlink:href="#__RefHeading__213_1842024073" text:style-name="Internet_20_link" text:visited-style-name="Internet_20_link">5</text:a></text:p>
          <text:p text:style-name="P39">2.2. S<text:a xlink:type="simple" xlink:href="#__RefHeading__215_1842024073" text:style-name="Internet_20_link" text:visited-style-name="Internet_20_link">ervidor Web Apache</text:a><text:tab/><text:a xlink:type="simple" xlink:href="#__RefHeading__215_1842024073" text:style-name="Internet_20_link" text:visited-style-name="Internet_20_link">5</text:a></text:p>
          <text:p text:style-name="P39">2.3. X<text:a xlink:type="simple" xlink:href="#__RefHeading__217_1842024073" text:style-name="Internet_20_link" text:visited-style-name="Internet_20_link">ulpymoney</text:a><text:tab/><text:a xlink:type="simple" xlink:href="#__RefHeading__217_1842024073" text:style-name="Internet_20_link" text:visited-style-name="Internet_20_link">5</text:a></text:p>
          <text:p text:style-name="P38">3. <text:a xlink:type="simple" xlink:href="#__RefHeading__914_1299712864" text:style-name="Internet_20_link" text:visited-style-name="Internet_20_link">Features</text:a><text:tab/><text:a xlink:type="simple" xlink:href="#__RefHeading__914_1299712864" text:style-name="Internet_20_link" text:visited-style-name="Internet_20_link">6</text:a></text:p>
          <text:p text:style-name="P38">4.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7</text:a></text:p>
          <text:p text:style-name="P39">4.1. E<text:a xlink:type="simple" xlink:href="#__RefHeading__221_1842024073" text:style-name="Internet_20_link" text:visited-style-name="Internet_20_link">ntidades bancarias</text:a><text:tab/><text:a xlink:type="simple" xlink:href="#__RefHeading__221_1842024073" text:style-name="Internet_20_link" text:visited-style-name="Internet_20_link">7</text:a></text:p>
          <text:p text:style-name="P19">4.1.1. L<text:a xlink:type="simple" xlink:href="#__RefHeading__245_1842024073" text:style-name="Internet_20_link" text:visited-style-name="Internet_20_link">istado de entidades</text:a><text:tab/><text:a xlink:type="simple" xlink:href="#__RefHeading__245_1842024073" text:style-name="Internet_20_link" text:visited-style-name="Internet_20_link">7</text:a></text:p>
          <text:p text:style-name="P19">4.1.2. N<text:a xlink:type="simple" xlink:href="#__RefHeading__247_1842024073" text:style-name="Internet_20_link" text:visited-style-name="Internet_20_link">ueva entidad</text:a><text:tab/><text:a xlink:type="simple" xlink:href="#__RefHeading__247_1842024073" text:style-name="Internet_20_link" text:visited-style-name="Internet_20_link">7</text:a></text:p>
          <text:p text:style-name="P19">4.1.3. M<text:a xlink:type="simple" xlink:href="#__RefHeading__249_1842024073" text:style-name="Internet_20_link" text:visited-style-name="Internet_20_link">odificar entidad</text:a><text:tab/><text:a xlink:type="simple" xlink:href="#__RefHeading__249_1842024073" text:style-name="Internet_20_link" text:visited-style-name="Internet_20_link">7</text:a></text:p>
          <text:p text:style-name="P19">4.1.4. D<text:a xlink:type="simple" xlink:href="#__RefHeading__251_1842024073" text:style-name="Internet_20_link" text:visited-style-name="Internet_20_link">esactivar entidad</text:a><text:tab/><text:a xlink:type="simple" xlink:href="#__RefHeading__251_1842024073" text:style-name="Internet_20_link" text:visited-style-name="Internet_20_link">7</text:a></text:p>
          <text:p text:style-name="P19">4.1.5. P<text:a xlink:type="simple" xlink:href="#__RefHeading__366_1842024073" text:style-name="Internet_20_link" text:visited-style-name="Internet_20_link">atrimonio en una entidad</text:a><text:tab/><text:a xlink:type="simple" xlink:href="#__RefHeading__366_1842024073" text:style-name="Internet_20_link" text:visited-style-name="Internet_20_link">7</text:a></text:p>
          <text:p text:style-name="P39">4.2. C<text:a xlink:type="simple" xlink:href="#__RefHeading__223_1842024073" text:style-name="Internet_20_link" text:visited-style-name="Internet_20_link">uentas</text:a><text:tab/><text:a xlink:type="simple" xlink:href="#__RefHeading__223_1842024073" text:style-name="Internet_20_link" text:visited-style-name="Internet_20_link">7</text:a></text:p>
          <text:p text:style-name="P39">4.3. T<text:a xlink:type="simple" xlink:href="#__RefHeading__495_99293507" text:style-name="Internet_20_link" text:visited-style-name="Internet_20_link">arjetas</text:a><text:tab/><text:a xlink:type="simple" xlink:href="#__RefHeading__495_99293507" text:style-name="Internet_20_link" text:visited-style-name="Internet_20_link">7</text:a></text:p>
          <text:p text:style-name="P39">4.4. I<text:a xlink:type="simple" xlink:href="#__RefHeading__225_1842024073" text:style-name="Internet_20_link" text:visited-style-name="Internet_20_link">nversiones</text:a><text:tab/><text:a xlink:type="simple" xlink:href="#__RefHeading__225_1842024073" text:style-name="Internet_20_link" text:visited-style-name="Internet_20_link">7</text:a></text:p>
          <text:p text:style-name="P19">4.4.1. F<text:a xlink:type="simple" xlink:href="#__RefHeading__352_1935074613" text:style-name="Internet_20_link" text:visited-style-name="Internet_20_link">ondos de inversión</text:a><text:tab/><text:a xlink:type="simple" xlink:href="#__RefHeading__352_1935074613" text:style-name="Internet_20_link" text:visited-style-name="Internet_20_link">7</text:a></text:p>
          <text:p text:style-name="P19">4.4.2. A<text:a xlink:type="simple" xlink:href="#__RefHeading__354_1935074613" text:style-name="Internet_20_link" text:visited-style-name="Internet_20_link">cciones</text:a><text:tab/><text:a xlink:type="simple" xlink:href="#__RefHeading__354_1935074613" text:style-name="Internet_20_link" text:visited-style-name="Internet_20_link">7</text:a></text:p>
          <text:p text:style-name="P19">4.4.3. D<text:a xlink:type="simple" xlink:href="#__RefHeading__356_1935074613" text:style-name="Internet_20_link" text:visited-style-name="Internet_20_link">epósitos</text:a><text:tab/><text:a xlink:type="simple" xlink:href="#__RefHeading__356_1935074613" text:style-name="Internet_20_link" text:visited-style-name="Internet_20_link">7</text:a></text:p>
          <text:p text:style-name="P39">4.5. I<text:a xlink:type="simple" xlink:href="#__RefHeading__227_1842024073" text:style-name="Internet_20_link" text:visited-style-name="Internet_20_link">nformes</text:a><text:tab/><text:a xlink:type="simple" xlink:href="#__RefHeading__227_1842024073" text:style-name="Internet_20_link" text:visited-style-name="Internet_20_link">8</text:a></text:p>
          <text:p text:style-name="P19">4.5.1. I<text:a xlink:type="simple" xlink:href="#__RefHeading__567_1444262366" text:style-name="Internet_20_link" text:visited-style-name="Internet_20_link">nversiones históricas</text:a><text:tab/><text:a xlink:type="simple" xlink:href="#__RefHeading__567_1444262366" text:style-name="Internet_20_link" text:visited-style-name="Internet_20_link">8</text:a></text:p>
          <text:p text:style-name="P19">4.5.2. C<text:a xlink:type="simple" xlink:href="#__RefHeading__396_1196964457" text:style-name="Internet_20_link" text:visited-style-name="Internet_20_link">lasificación de inversiones</text:a><text:tab/><text:a xlink:type="simple" xlink:href="#__RefHeading__396_1196964457" text:style-name="Internet_20_link" text:visited-style-name="Internet_20_link">8</text:a></text:p>
          <text:p text:style-name="P19">4.5.3. C<text:a xlink:type="simple" xlink:href="#__RefHeading__398_1196964457" text:style-name="Internet_20_link" text:visited-style-name="Internet_20_link">onceptos</text:a><text:tab/><text:a xlink:type="simple" xlink:href="#__RefHeading__398_1196964457" text:style-name="Internet_20_link" text:visited-style-name="Internet_20_link">8</text:a></text:p>
          <text:p text:style-name="P19">4.5.4. E<text:a xlink:type="simple" xlink:href="#__RefHeading__400_1196964457" text:style-name="Internet_20_link" text:visited-style-name="Internet_20_link">volución TAE</text:a><text:tab/><text:a xlink:type="simple" xlink:href="#__RefHeading__400_1196964457" text:style-name="Internet_20_link" text:visited-style-name="Internet_20_link">8</text:a></text:p>
          <text:p text:style-name="P19">4.5.5. R<text:a xlink:type="simple" xlink:href="#__RefHeading__402_1196964457" text:style-name="Internet_20_link" text:visited-style-name="Internet_20_link">eferencia IBEX</text:a><text:tab/><text:a xlink:type="simple" xlink:href="#__RefHeading__402_1196964457" text:style-name="Internet_20_link" text:visited-style-name="Internet_20_link">8</text:a></text:p>
          <text:p text:style-name="P19">4.5.6. T<text:a xlink:type="simple" xlink:href="#__RefHeading__404_1196964457" text:style-name="Internet_20_link" text:visited-style-name="Internet_20_link">otal</text:a><text:tab/><text:a xlink:type="simple" xlink:href="#__RefHeading__404_1196964457" text:style-name="Internet_20_link" text:visited-style-name="Internet_20_link">8</text:a></text:p>
          <text:p text:style-name="P39">4.6. T<text:a xlink:type="simple" xlink:href="#__RefHeading__575_1444262366" text:style-name="Internet_20_link" text:visited-style-name="Internet_20_link">ipos operaciones</text:a><text:tab/><text:a xlink:type="simple" xlink:href="#__RefHeading__575_1444262366" text:style-name="Internet_20_link" text:visited-style-name="Internet_20_link">8</text:a></text:p>
          <text:p text:style-name="P19">4.6.1. A<text:a xlink:type="simple" xlink:href="#__RefHeading__577_1444262366" text:style-name="Internet_20_link" text:visited-style-name="Internet_20_link">ñadidos de acciones</text:a><text:tab/><text:a xlink:type="simple" xlink:href="#__RefHeading__577_1444262366" text:style-name="Internet_20_link" text:visited-style-name="Internet_20_link">8</text:a></text:p>
          <text:p text:style-name="P38">5. <text:a xlink:type="simple" xlink:href="#__RefHeading__358_1935074613" text:style-name="Internet_20_link" text:visited-style-name="Internet_20_link">Mantenimiento</text:a><text:tab/><text:a xlink:type="simple" xlink:href="#__RefHeading__358_1935074613" text:style-name="Internet_20_link" text:visited-style-name="Internet_20_link">9</text:a></text:p>
          <text:p text:style-name="P39">5.1. O<text:a xlink:type="simple" xlink:href="#__RefHeading__360_1935074613" text:style-name="Internet_20_link" text:visited-style-name="Internet_20_link">peraciones de inversión</text:a><text:tab/><text:a xlink:type="simple" xlink:href="#__RefHeading__360_1935074613" text:style-name="Internet_20_link" text:visited-style-name="Internet_20_link">9</text:a></text:p>
          <text:p text:style-name="P39">5.2. D<text:a xlink:type="simple" xlink:href="#__RefHeading__362_1935074613" text:style-name="Internet_20_link" text:visited-style-name="Internet_20_link">atos del Ibex35</text:a><text:tab/><text:a xlink:type="simple" xlink:href="#__RefHeading__362_1935074613" text:style-name="Internet_20_link" text:visited-style-name="Internet_20_link">9</text:a></text:p>
          <text:p text:style-name="P39">5.3. T<text:a xlink:type="simple" xlink:href="#__RefHeading__364_1935074613" text:style-name="Internet_20_link" text:visited-style-name="Internet_20_link">ablas auxiliares</text:a><text:tab/><text:a xlink:type="simple" xlink:href="#__RefHeading__364_1935074613" text:style-name="Internet_20_link" text:visited-style-name="Internet_20_link">9</text:a></text:p>
          <text:p text:style-name="P19">5.3.1. C<text:a xlink:type="simple" xlink:href="#__RefHeading__366_1935074613" text:style-name="Internet_20_link" text:visited-style-name="Internet_20_link">onceptos</text:a><text:tab/><text:a xlink:type="simple" xlink:href="#__RefHeading__366_1935074613" text:style-name="Internet_20_link" text:visited-style-name="Internet_20_link">9</text:a></text:p>
          <text:p text:style-name="P38">6.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10</text:a></text:p>
          <text:p text:style-name="P39">6.1. M<text:a xlink:type="simple" xlink:href="#__RefHeading__368_1842024073" text:style-name="Internet_20_link" text:visited-style-name="Internet_20_link">odificaciones directas a la base de datos</text:a><text:tab/><text:a xlink:type="simple" xlink:href="#__RefHeading__368_1842024073" text:style-name="Internet_20_link" text:visited-style-name="Internet_20_link">10</text:a></text:p>
          <text:p text:style-name="P39">6.2. V<text:a xlink:type="simple" xlink:href="#__RefHeading__497_99293507" text:style-name="Internet_20_link" text:visited-style-name="Internet_20_link">ista opercuentastarjetas</text:a><text:tab/><text:a xlink:type="simple" xlink:href="#__RefHeading__497_99293507" text:style-name="Internet_20_link" text:visited-style-name="Internet_20_link">10</text:a></text:p>
          <text:p text:style-name="P39">6.3. o<text:a xlink:type="simple" xlink:href="#__RefHeading__569_1444262366" text:style-name="Internet_20_link" text:visited-style-name="Internet_20_link">perinversiones</text:a><text:tab/><text:a xlink:type="simple" xlink:href="#__RefHeading__569_1444262366" text:style-name="Internet_20_link" text:visited-style-name="Internet_20_link">10</text:a></text:p>
          <text:p text:style-name="P38">7. <text:a xlink:type="simple" xlink:href="#__RefHeading__239_1842024073" text:style-name="Internet_20_link" text:visited-style-name="Internet_20_link">Soporte</text:a><text:tab/><text:a xlink:type="simple" xlink:href="#__RefHeading__239_1842024073" text:style-name="Internet_20_link" text:visited-style-name="Internet_20_link">11</text:a></text:p>
          <text:p text:style-name="P38">8. <text:a xlink:type="simple" xlink:href="#__RefHeading__916_1299712864" text:style-name="Internet_20_link" text:visited-style-name="Internet_20_link">Diagrams de flujo</text:a><text:tab/><text:a xlink:type="simple" xlink:href="#__RefHeading__916_1299712864" text:style-name="Internet_20_link" text:visited-style-name="Internet_20_link">12</text:a></text:p>
          <text:p text:style-name="P39">8.1. C<text:a xlink:type="simple" xlink:href="#__RefHeading__918_1299712864" text:style-name="Internet_20_link" text:visited-style-name="Internet_20_link">alcular un SetInversiónOperación</text:a><text:tab/><text:a xlink:type="simple" xlink:href="#__RefHeading__918_1299712864" text:style-name="Internet_20_link" text:visited-style-name="Internet_20_link">12</text:a></text:p>
          <text:p text:style-name="P38">9. <text:a xlink:type="simple" xlink:href="#__RefHeading__920_1299712864" text:style-name="Internet_20_link" text:visited-style-name="Internet_20_link">Myquotes</text:a><text:tab/><text:a xlink:type="simple" xlink:href="#__RefHeading__920_1299712864" text:style-name="Internet_20_link" text:visited-style-name="Internet_20_link">13</text:a></text:p>
          <text:p text:style-name="P39">9.1. I<text:a xlink:type="simple" xlink:href="#__RefHeading__922_1299712864" text:style-name="Internet_20_link" text:visited-style-name="Internet_20_link">ntroducción</text:a><text:tab/><text:a xlink:type="simple" xlink:href="#__RefHeading__922_1299712864" text:style-name="Internet_20_link" text:visited-style-name="Internet_20_link">14</text:a></text:p>
          <text:p text:style-name="P39">9.2. Q<text:a xlink:type="simple" xlink:href="#__RefHeading__53_1378443548" text:style-name="Internet_20_link" text:visited-style-name="Internet_20_link">uick start</text:a><text:tab/><text:a xlink:type="simple" xlink:href="#__RefHeading__53_1378443548" text:style-name="Internet_20_link" text:visited-style-name="Internet_20_link">14</text:a></text:p>
          <text:p text:style-name="P39">9.3. D<text:a xlink:type="simple" xlink:href="#__RefHeading__55_1378443548" text:style-name="Internet_20_link" text:visited-style-name="Internet_20_link">escripción de ficheros</text:a><text:tab/><text:a xlink:type="simple" xlink:href="#__RefHeading__55_1378443548" text:style-name="Internet_20_link" text:visited-style-name="Internet_20_link">14</text:a></text:p>
          <text:p text:style-name="P39">9.4. E<text:a xlink:type="simple" xlink:href="#__RefHeading__924_1299712864" text:style-name="Internet_20_link" text:visited-style-name="Internet_20_link">squema de base de datos</text:a><text:tab/><text:a xlink:type="simple" xlink:href="#__RefHeading__924_1299712864" text:style-name="Internet_20_link" text:visited-style-name="Internet_20_link">14</text:a></text:p>
          <text:p text:style-name="P19">9.4.1. T<text:a xlink:type="simple" xlink:href="#__RefHeading__483_1435218309" text:style-name="Internet_20_link" text:visited-style-name="Internet_20_link">abla quotes</text:a><text:tab/><text:a xlink:type="simple" xlink:href="#__RefHeading__483_1435218309" text:style-name="Internet_20_link" text:visited-style-name="Internet_20_link">14</text:a></text:p>
          <text:p text:style-name="P19">9.4.2. V<text:a xlink:type="simple" xlink:href="#__RefHeading__926_1299712864" text:style-name="Internet_20_link" text:visited-style-name="Internet_20_link">ista OHLCDAILY:</text:a><text:tab/><text:a xlink:type="simple" xlink:href="#__RefHeading__926_1299712864" text:style-name="Internet_20_link" text:visited-style-name="Internet_20_link">15</text:a></text:p>
          <text:p text:style-name="P19">9.4.3. P<text:a xlink:type="simple" xlink:href="#__RefHeading__928_1299712864" text:style-name="Internet_20_link" text:visited-style-name="Internet_20_link">roceso purge (dt_inicio, dt_final, id, typeinvestment):</text:a><text:tab/><text:a xlink:type="simple" xlink:href="#__RefHeading__928_1299712864" text:style-name="Internet_20_link" text:visited-style-name="Internet_20_link">15</text:a></text:p>
          <text:p text:style-name="P39"><text:soft-page-break/>9.5. S<text:a xlink:type="simple" xlink:href="#__RefHeading__497_1435218309" text:style-name="Internet_20_link" text:visited-style-name="Internet_20_link">ources</text:a><text:tab/><text:a xlink:type="simple" xlink:href="#__RefHeading__497_1435218309" text:style-name="Internet_20_link" text:visited-style-name="Internet_20_link">15</text:a></text:p>
          <text:p text:style-name="P19">9.5.1. T<text:a xlink:type="simple" xlink:href="#__RefHeading__930_1299712864" text:style-name="Internet_20_link" text:visited-style-name="Internet_20_link">ipos de Sources</text:a><text:tab/><text:a xlink:type="simple" xlink:href="#__RefHeading__930_1299712864" text:style-name="Internet_20_link" text:visited-style-name="Internet_20_link">16</text:a></text:p>
          <text:p text:style-name="P43">9.5.1.1. P<text:a xlink:type="simple" xlink:href="#__RefHeading__499_1435218309" text:style-name="Internet_20_link" text:visited-style-name="Internet_20_link">ermiten descargas masivas de datos intraday y se puede especificar cuales</text:a><text:tab/><text:a xlink:type="simple" xlink:href="#__RefHeading__499_1435218309" text:style-name="Internet_20_link" text:visited-style-name="Internet_20_link">16</text:a></text:p>
          <text:p text:style-name="P43">9.5.1.2. P<text:a xlink:type="simple" xlink:href="#__RefHeading__932_1299712864" text:style-name="Internet_20_link" text:visited-style-name="Internet_20_link">urge sources</text:a><text:tab/><text:a xlink:type="simple" xlink:href="#__RefHeading__932_1299712864" text:style-name="Internet_20_link" text:visited-style-name="Internet_20_link">16</text:a></text:p>
          <text:p text:style-name="P43">9.5.1.3. C<text:a xlink:type="simple" xlink:href="#__RefHeading__934_1299712864" text:style-name="Internet_20_link" text:visited-style-name="Internet_20_link">ambios de Sources</text:a><text:tab/><text:a xlink:type="simple" xlink:href="#__RefHeading__934_1299712864" text:style-name="Internet_20_link" text:visited-style-name="Internet_20_link">16</text:a></text:p>
          <text:p text:style-name="P39">9.6. C<text:a xlink:type="simple" xlink:href="#__RefHeading__61_1378443548" text:style-name="Internet_20_link" text:visited-style-name="Internet_20_link">omo acceder a la información</text:a><text:tab/><text:a xlink:type="simple" xlink:href="#__RefHeading__61_1378443548" text:style-name="Internet_20_link" text:visited-style-name="Internet_20_link">17</text:a></text:p>
          <text:p text:style-name="P19">9.6.1. C<text:a xlink:type="simple" xlink:href="#__RefHeading__63_1378443548" text:style-name="Internet_20_link" text:visited-style-name="Internet_20_link">liente myquotes</text:a><text:tab/><text:a xlink:type="simple" xlink:href="#__RefHeading__63_1378443548" text:style-name="Internet_20_link" text:visited-style-name="Internet_20_link">17</text:a></text:p>
          <text:p text:style-name="P19">9.6.2. C<text:a xlink:type="simple" xlink:href="#__RefHeading__65_1378443548" text:style-name="Internet_20_link" text:visited-style-name="Internet_20_link">liente psql de postgresql</text:a><text:tab/><text:a xlink:type="simple" xlink:href="#__RefHeading__65_1378443548" text:style-name="Internet_20_link" text:visited-style-name="Internet_20_link">17</text:a></text:p>
          <text:p text:style-name="P19">9.6.3. D<text:a xlink:type="simple" xlink:href="#__RefHeading__936_1299712864" text:style-name="Internet_20_link" text:visited-style-name="Internet_20_link">esde python</text:a><text:tab/><text:a xlink:type="simple" xlink:href="#__RefHeading__936_1299712864" text:style-name="Internet_20_link" text:visited-style-name="Internet_20_link">17</text:a></text:p>
          <text:p text:style-name="P38"><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8</text:a></text:p>
        </text:index-body>
      </text:table-of-content>
      <text:p text:style-name="Text_20_body"/>
      <text:h text:style-name="P30" text:outline-level="1"><text:bookmark-start text:name="__RefHeading__203_1842024073"/>¿Qué es <text:alphabetical-index-mark-start text:id="IMark92875928" text:key1="Aplicaciones"/><text:alphabetical-index-mark-start text:id="IMark92876696" text:key1="Aplicaciones"/><text:alphabetical-index-mark-start text:id="IMark92877624" text:key1="Aplicaciones"/><text:alphabetical-index-mark-start text:id="IMark92878552" text:key1="Aplicaciones"/><text:alphabetical-index-mark-start text:id="IMark92879480" text:key1="Aplicaciones"/>Xulpymoney<text:alphabetical-index-mark-end text:id="IMark92879480"/><text:alphabetical-index-mark-end text:id="IMark92878552"/><text:alphabetical-index-mark-end text:id="IMark92877624"/><text:alphabetical-index-mark-end text:id="IMark92876696"/><text:alphabetical-index-mark-end text:id="IMark92875928"/>?<text:bookmark-end text:name="__RefHeading__203_1842024073"/></text:h>
      <text:p text:style-name="P4"><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92378488" text:key1="Aplicaciones"/>Xulpymoney<text:alphabetical-index-mark-end text:id="IMark92378488"/> es una aplicación web basada en <text:alphabetical-index-mark-start text:id="IMark92378776" text:key1="Aplicaciones"/>Apache<text:alphabetical-index-mark-end text:id="IMark92378776"/>, que ataca a una base de datos relacional basada en <text:alphabetical-index-mark-start text:id="IMark92876824" text:key1="Aplicaciones"/>PostgreSQL<text:alphabetical-index-mark-end text:id="IMark92876824"/>.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start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start text:name="__RefHeading__207_1842024073"/>¿Que licencia tiene?<text:bookmark-end text:name="__RefHeading__207_1842024073"/></text:h>
      <text:p text:style-name="Text_20_body">La licencia de <text:alphabetical-index-mark-start text:id="IMark92380920" text:key1="Aplicaciones"/>Xulpymoney<text:alphabetical-index-mark-end text:id="IMark92380920"/>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start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30" text:outline-level="1"><text:bookmark-start text:name="__RefHeading__211_1842024073"/>Instalación<text:bookmark-end text:name="__RefHeading__211_1842024073"/></text:h>
      <text:h text:style-name="Heading_20_2" text:outline-level="2"><text:bookmark-start text:name="__RefHeading__213_1842024073"/>Base de datos <text:alphabetical-index-mark-start text:id="IMark92883416" text:key1="Aplicaciones"/><text:alphabetical-index-mark-start text:id="IMark92879128" text:key1="Aplicaciones"/><text:alphabetical-index-mark-start text:id="IMark92879992" text:key1="Aplicaciones"/><text:alphabetical-index-mark-start text:id="IMark92884840" text:key1="Aplicaciones"/><text:alphabetical-index-mark-start text:id="IMark92885768" text:key1="Aplicaciones"/>PostgreSQL<text:bookmark-end text:name="__RefHeading__213_1842024073"/><text:alphabetical-index-mark-end text:id="IMark92885768"/><text:alphabetical-index-mark-end text:id="IMark92884840"/><text:alphabetical-index-mark-end text:id="IMark92879992"/><text:alphabetical-index-mark-end text:id="IMark92879128"/><text:alphabetical-index-mark-end text:id="IMark92883416"/></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start text:name="__RefHeading__215_1842024073"/>Servidor Web <text:alphabetical-index-mark-start text:id="IMark92860744" text:key1="Aplicaciones"/><text:alphabetical-index-mark-start text:id="IMark92380920" text:key1="Aplicaciones"/><text:alphabetical-index-mark-start text:id="IMark92381560" text:key1="Aplicaciones"/><text:alphabetical-index-mark-start text:id="IMark92874392" text:key1="Aplicaciones"/><text:alphabetical-index-mark-start text:id="IMark92877944" text:key1="Aplicaciones"/>Apache<text:bookmark-end text:name="__RefHeading__215_1842024073"/><text:alphabetical-index-mark-end text:id="IMark92877944"/><text:alphabetical-index-mark-end text:id="IMark92874392"/><text:alphabetical-index-mark-end text:id="IMark92381560"/><text:alphabetical-index-mark-end text:id="IMark92380920"/><text:alphabetical-index-mark-end text:id="IMark92860744"/></text:h>
      <text:h text:style-name="Heading_20_2" text:outline-level="2"><text:bookmark-start text:name="__RefHeading__217_1842024073"/><text:alphabetical-index-mark-start text:id="IMark92883384" text:key1="Aplicaciones"/><text:alphabetical-index-mark-start text:id="IMark92860744" text:key1="Aplicaciones"/><text:alphabetical-index-mark-start text:id="IMark92381560" text:key1="Aplicaciones"/><text:alphabetical-index-mark-start text:id="IMark92879448" text:key1="Aplicaciones"/><text:alphabetical-index-mark-start text:id="IMark92880376" text:key1="Aplicaciones"/>Xulpymoney<text:bookmark-end text:name="__RefHeading__217_1842024073"/><text:alphabetical-index-mark-end text:id="IMark92880376"/><text:alphabetical-index-mark-end text:id="IMark92879448"/><text:alphabetical-index-mark-end text:id="IMark92381560"/><text:alphabetical-index-mark-end text:id="IMark92860744"/><text:alphabetical-index-mark-end text:id="IMark92883384"/></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30" text:outline-level="1"><text:bookmark-start text:name="__RefHeading__914_1299712864"/>Features<text:bookmark-end text:name="__RefHeading__914_1299712864"/></text:h>
      <text:p text:style-name="P6">El sistema debe tender a unificar criterios de consulta a base de datos</text:p>
      <text:p text:style-name="P6">Las pantallas emularán a un entorno web, es decir por cada ventana se cargarán los datos y los objetos</text:p>
      <text:p text:style-name="P6">Las operaciones de inversión solo se cargarán las que no estén archivadas</text:p>
      <text:p text:style-name="P6">Cuando se pulse en historicas u operaciones archivadas se cargarán</text:p>
      <text:p text:style-name="P6">Solo se calcula de las no archivadas.</text:p>
      <text:p text:style-name="P6">Crear campo archivadas</text:p>
      <text:p text:style-name="P6">Los totales se calcularán en base de datos</text:p>
      <text:p text:style-name="P6">Se creará una función para hacer rápidas consultas quizas tipo diccionario query['123']={“”: rq.last, “penultimate”: rq.penultimate.}</text:p>
      <text:p text:style-name="P6">La actualización de inversiones solo de la que se haya modificado.</text:p>
      <text:p text:style-name="P7">Habra un campo en wdgInversiones que se llamará data y tendrá la información, hasta que se vaya a wdgCuentas</text:p>
      <text:h text:style-name="P30" text:outline-level="1"><text:bookmark-start text:name="__RefHeading__219_1842024073"/>Manual de usuario<text:bookmark-end text:name="__RefHeading__219_1842024073"/></text:h>
      <text:h text:style-name="Heading_20_2" text:outline-level="2"><text:bookmark-start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92378488" text:key1="Aplicaciones"/>Xulpymoney<text:alphabetical-index-mark-end text:id="IMark92378488"/> las trata para hacer estudios de patrimonio con cada entidad bancaria</text:p>
      <text:h text:style-name="Heading_20_3" text:outline-level="3"><text:bookmark-start text:name="__RefHeading__245_1842024073"/>Listado de entidades<text:bookmark-end text:name="__RefHeading__245_1842024073"/></text:h>
      <text:p text:style-name="Text_20_body">Muestra un listado de todos los bancos</text:p>
      <text:h text:style-name="Heading_20_3" text:outline-level="3"><text:bookmark-start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start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start text:name="__RefHeading__251_1842024073"/>Desactivar entidad<text:bookmark-end text:name="__RefHeading__251_1842024073"/></text:h>
      <text:p text:style-name="Text_20_body"><text:alphabetical-index-mark-start text:id="IMark92378488" text:key1="Aplicaciones"/>Xulpymoney<text:alphabetical-index-mark-end text:id="IMark92378488"/> realiza en estudio histórico de los datos de contabilidad, con lo que no permite borrar entidades, cuentas ni inversiones, sino que las desactiva, pero nunca desaparecen los cálculos históricos</text:p>
      <text:h text:style-name="Heading_20_3" text:outline-level="3"><text:bookmark-start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start text:name="__RefHeading__223_1842024073"/>Cuentas<text:bookmark-end text:name="__RefHeading__223_1842024073"/></text:h>
      <text:h text:style-name="Heading_20_2" text:outline-level="2"><text:bookmark-start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start text:name="__RefHeading__225_1842024073"/>Inversiones<text:bookmark-end text:name="__RefHeading__225_1842024073"/></text:h>
      <text:p text:style-name="Text_20_body"/>
      <text:h text:style-name="Heading_20_3" text:outline-level="3"><text:bookmark-start text:name="__RefHeading__352_1935074613"/>Fondos de inversión<text:bookmark-end text:name="__RefHeading__352_1935074613"/></text:h>
      <text:h text:style-name="Heading_20_3" text:outline-level="3"><text:bookmark-start text:name="__RefHeading__354_1935074613"/>Acciones<text:bookmark-end text:name="__RefHeading__354_1935074613"/></text:h>
      <text:h text:style-name="Heading_20_3" text:outline-level="3"><text:bookmark-start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text:soft-page-break/>Vencimiento de Depósito<text:note text:id="ftn1" text:note-class="footnote"><text:note-citation>1</text:note-citation><text:note-body><text:p text:style-name="Footnote">Falta desarrollar.</text:p></text:note-body></text:note></text:p>
      <text:h text:style-name="Heading_20_2" text:outline-level="2"><text:bookmark-start text:name="__RefHeading__227_1842024073"/>Informes<text:bookmark-end text:name="__RefHeading__227_1842024073"/></text:h>
      <text:h text:style-name="Heading_20_3" text:outline-level="3"><text:bookmark-start text:name="__RefHeading__567_1444262366"/>Inversiones históricas<text:bookmark-end text:name="__RefHeading__567_1444262366"/></text:h>
      <text:p text:style-name="Text_20_body">En las inversiones históricas se ve lo que ha generado OperacionesHistoricas.actualizar(). Las comisiones de compra se ven en cada compra y las de venta y los impuestos en las ventas</text:p>
      <text:p text:style-name="Text_20_body">Si una operación de compra queda a medias, los impuestos y las comisiones se ponen en la primera venta parcial, dejando la siguiente todo a 0</text:p>
      <text:h text:style-name="Heading_20_3" text:outline-level="3"><text:bookmark-start text:name="__RefHeading__396_1196964457"/>Clasificación de inversiones<text:bookmark-end text:name="__RefHeading__396_1196964457"/></text:h>
      <text:h text:style-name="Heading_20_3" text:outline-level="3"><text:bookmark-start text:name="__RefHeading__398_1196964457"/>Conceptos<text:bookmark-end text:name="__RefHeading__398_1196964457"/></text:h>
      <text:h text:style-name="Heading_20_3" text:outline-level="3"><text:bookmark-start text:name="__RefHeading__400_1196964457"/>Evolución TAE<text:bookmark-end text:name="__RefHeading__400_1196964457"/></text:h>
      <text:h text:style-name="Heading_20_3" text:outline-level="3"><text:bookmark-start text:name="__RefHeading__402_1196964457"/>Referencia IBEX<text:bookmark-end text:name="__RefHeading__402_1196964457"/></text:h>
      <text:h text:style-name="Heading_20_3" text:outline-level="3"><text:bookmark-start text:name="__RefHeading__404_1196964457"/>Total<text:bookmark-end text:name="__RefHeading__404_1196964457"/></text:h>
      <text:h text:style-name="Heading_20_2" text:outline-level="2"><text:bookmark-start text:name="__RefHeading__575_1444262366"/>Tipos operaciones<text:bookmark-end text:name="__RefHeading__575_1444262366"/></text:h>
      <text:h text:style-name="Heading_20_3" text:outline-level="3"><text:bookmark-start text:name="__RefHeading__577_1444262366"/>Añadidos de acciones<text:bookmark-end text:name="__RefHeading__577_1444262366"/></text:h>
      <text:p text:style-name="Text_20_body">Se produce cuando se heredan acciones o cuando se hace unos dividendos en acciones o ampliaciones de capital a coste 0</text:p>
      <text:p text:style-name="Text_20_body">No Se contabiliza en el informe total, en el informe historico, ni en el TAE, ya que se produciría una doble contabilidad, al recibirse y al venderse. NO obstante en il informe historico habrá una pestaña para que se puedan ver las recibidas en un año, pero nunca con un fin de integrarlo en los resultados.</text:p>
      <text:h text:style-name="P30" text:outline-level="1"><text:bookmark-start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start text:name="__RefHeading__360_1935074613"/>Operaciones de inversión<text:bookmark-end text:name="__RefHeading__360_1935074613"/></text:h>
      <text:h text:style-name="Heading_20_2" text:outline-level="2"><text:bookmark-start text:name="__RefHeading__362_1935074613"/>Datos del Ibex35<text:bookmark-end text:name="__RefHeading__362_1935074613"/></text:h>
      <text:h text:style-name="Heading_20_2" text:outline-level="2"><text:bookmark-start text:name="__RefHeading__364_1935074613"/>Tablas auxiliares<text:bookmark-end text:name="__RefHeading__364_1935074613"/></text:h>
      <text:h text:style-name="Heading_20_3" text:outline-level="3"><text:bookmark-start text:name="__RefHeading__366_1935074613"/>Conceptos<text:bookmark-end text:name="__RefHeading__366_1935074613"/></text:h>
      <text:h text:style-name="P30" text:outline-level="1"><text:bookmark-start text:name="__RefHeading__237_1842024073"/>Esquema de la base de datos<text:bookmark-end text:name="__RefHeading__237_1842024073"/></text:h>
      <text:h text:style-name="Heading_20_2" text:outline-level="2"><text:bookmark-start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start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Heading_20_2" text:outline-level="2"><text:bookmark-start text:name="__RefHeading__569_1444262366"/>operinversiones<text:bookmark-end text:name="__RefHeading__569_1444262366"/></text:h>
      <text:p text:style-name="Text_20_body">El campo hora se utiliza para ordenar correctamente las operaciones y para que la referencia al índice se haga más exáctamente</text:p>
      <text:h text:style-name="P30" text:outline-level="1"><text:bookmark-start text:name="__RefHeading__239_1842024073"/>Soporte<text:bookmark-end text:name="__RefHeading__239_1842024073"/></text:h>
      <text:p text:style-name="Text_20_body">Para contratar soporte de la aplicación debes hablar con el autor del mismo.</text:p>
      <text:h text:style-name="P30" text:outline-level="1"><text:bookmark-start text:name="__RefHeading__916_1299712864"/>Diagrams de flujo<text:bookmark-end text:name="__RefHeading__916_1299712864"/></text:h>
      <text:h text:style-name="P31" text:outline-level="2"><text:bookmark-start text:name="__RefHeading__918_1299712864"/>Calcular un SetInversiónOperación<text:bookmark-end text:name="__RefHeading__918_1299712864"/></text:h>
      <text:p text:style-name="P8"/>
      <text:p text:style-name="P8"><draw:frame draw:style-name="fr1" draw:name="Objeto1" text:anchor-type="paragraph" svg:x="1.448cm" svg:y="0.415cm" svg:width="16.512cm" svg:height="21.777cm" draw:z-index="0"><draw:object xlink:href="./Object 1" xlink:type="simple" xlink:show="embed" xlink:actuate="onLoad"/><draw:image xlink:href="./ObjectReplacements/Object 1" xlink:type="simple" xlink:show="embed" xlink:actuate="onLoad"/></draw:frame></text:p>
      <text:p text:style-name="P5"/>
      <text:p text:style-name="P8"/>
      <text:h text:style-name="P29" text:outline-level="1"><text:bookmark-start text:name="__RefHeading__920_1299712864"/>Myquotes<text:bookmark-end text:name="__RefHeading__920_1299712864"/></text:h>
      <text:h text:style-name="P33" text:outline-level="2"><text:bookmark-start text:name="__RefHeading__922_1299712864"/>Introducción<text:bookmark-end text:name="__RefHeading__922_1299712864"/></text:h>
      <text:h text:style-name="P32" text:outline-level="2"><text:bookmark-start text:name="__RefHeading__53_1378443548"/>Quick start<text:bookmark-end text:name="__RefHeading__53_1378443548"/></text:h>
      <text:h text:style-name="P32" text:outline-level="2"><text:bookmark-start text:name="__RefHeading__55_1378443548"/>Descripción de ficheros<text:bookmark-end text:name="__RefHeading__55_1378443548"/></text:h>
      <text:p text:style-name="P9"/>
      <text:h text:style-name="P32" text:outline-level="2"><text:bookmark-start text:name="__RefHeading__924_1299712864"/>Esquema de base de datos<text:bookmark-end text:name="__RefHeading__924_1299712864"/></text:h>
      <text:p text:style-name="P9">Habrá una tabla de datos <text:span text:style-name="T3">de inversiones</text:span> que se guardará en el código contendrá todo tipo de códigos de acceso con un orden de prioridad. </text:p>
      <text:p text:style-name="P9"><text:span text:style-name="T5">S</text:span><text:span text:style-name="T4">e permitirá insertar nuevos, </text:span><text:span text:style-name="T5">con id negativos</text:span></text:p>
      <text:p text:style-name="P9"/>
      <text:p text:style-name="P9">Habrá una tabla con bolsas</text:p>
      <text:p text:style-name="P9">bolsa</text:p>
      <text:p text:style-name="P9">país</text:p>
      <text:p text:style-name="P9">horario inicio</text:p>
      <text:p text:style-name="P9">horario fin (Se usará para los datos de cierre)</text:p>
      <text:p text:style-name="P9">Se almacenará en el esquema</text:p>
      <text:p text:style-name="P9"/>
      <text:p text:style-name="P9">Habrá una tabla con quotes</text:p>
      <text:p text:style-name="P9">datetime en uTC</text:p>
      <text:p text:style-name="P9">con el valor </text:p>
      <text:p text:style-name="P9"/>
      <text:p text:style-name="P9">Habrá una tabla con volumen</text:p>
      <text:p text:style-name="P9">con id</text:p>
      <text:p text:style-name="P9">fecha</text:p>
      <text:p text:style-name="P9">volumen</text:p>
      <text:p text:style-name="P9"/>
      <text:p text:style-name="P9">Habrá una tabla con dividendos</text:p>
      <text:p text:style-name="P9"/>
      <text:p text:style-name="P9">Habrá una tabla donde se almacene todos los datos</text:p>
      <text:p text:style-name="P9"/>
      <text:p text:style-name="P16"/>
      <text:p text:style-name="P9"/>
      <text:h text:style-name="P34" text:outline-level="3"><text:bookmark-start text:name="__RefHeading__483_1435218309"/>Tabla quotes<text:bookmark-end text:name="__RefHeading__483_1435218309"/></text:h>
      <text:p text:style-name="P9">Se ha adoptado en quotes el uso de stamptime with timezone de base de datos. <text:span text:style-name="T6">Para definir inequivocamente una hora</text:span>. </text:p>
      <text:p text:style-name="P9"><text:soft-page-break/>De esta forma podremos usar cualquier tipo de zona sin necesidad de usar campos adicionales</text:p>
      <text:p text:style-name="P9">Cuando tengamos información sin hora sobre la inicial la alta y la baja, usaremos <text:span text:style-name="T7">los campos booleanos, ya que poner un entero no vale ya que un quote puede ser high y close e important, low y open, open y close significa que es un dato único por ejemplo fondos.</text:span></text:p>
      <text:p text:style-name="P10">Si la Y booleana o el O, mirarlo bien da 1, no se borra</text:p>
      <text:p text:style-name="P9"/>
      <text:p text:style-name="P9"/>
      <text:p text:style-name="P17">A esta tabla se podrá insertar manualmente o diariamente introduciendo la fecha y el quote</text:p>
      <text:p text:style-name="P18">Cuando se hace con frmInsertarQuote y se pulsa precio de cierre no se pondrá microseconds.</text:p>
      <text:p text:style-name="P21">Si se hiciera con un proceso de información ohcl para insertar usaremos los microseconds, <text:span text:style-name="T10">pondremos en el precio de cierre, <text:s/>la hora de close de la bolsa +4 microseconds. (Antes se ponía 1, para open, 2, para low y 3 para high, pero son valores que se calculan en SetQuotesIntraday y ya no tiene sentido). Con el 4 se marca para los procesos ohcl y con el 5 se marca para aquellos que tenga interés en dejarlos en la base de datos.</text:span></text:p>
      <text:p text:style-name="P27"><text:span text:style-name="T10">C</text:span>uando son informaciones ohcl se usará</text:p>
      <text:list xml:id="list4655669392407830836" text:style-name="L1">
        <text:list-item>
          <text:p text:style-name="P20">Firt. Hora bolsa satarts -1 seg </text:p>
        </text:list-item>
        <text:list-item>
          <text:p text:style-name="P22">Low. Si sabemos la hora la pondremos <text:s/>Si no la supieramos la pondríamos como starts +<draw:frame draw:style-name="fr2" draw:name="Objeto2" text:anchor-type="as-char" svg:width="3.776cm" svg:height="1cm" draw:z-index="1"><draw:object xlink:href="./Object 2" xlink:type="simple" xlink:show="embed" xlink:actuate="onLoad"/><draw:image xlink:href="./ObjectReplacements/Object 2" xlink:type="simple" xlink:show="embed" xlink:actuate="onLoad"/></draw:frame></text:p>
        </text:list-item>
        <text:list-item>
          <text:p text:style-name="P22">High. Si sabemos la hora la pondremos . Si no la supieramos la pondríamos como starts +<draw:frame draw:style-name="fr2" draw:name="Objeto3" text:anchor-type="as-char" svg:width="4.353cm" svg:height="1cm" draw:z-index="2"><draw:object xlink:href="./Object 3" xlink:type="simple" xlink:show="embed" xlink:actuate="onLoad"/><draw:image xlink:href="./ObjectReplacements/Object 3" xlink:type="simple" xlink:show="embed" xlink:actuate="onLoad"/></draw:frame></text:p>
        </text:list-item>
        <text:list-item>
          <text:p text:style-name="P20">Last Hora bolsa close +,000004 seg</text:p>
        </text:list-item>
      </text:list>
      <text:p text:style-name="P17">De esta forma tendremos identificado cuando es una información de mayor peso por ser <text:span text:style-name="T9">específicamente</text:span> ohcl.</text:p>
      <text:h text:style-name="Heading_20_3" text:outline-level="3"><text:bookmark-start text:name="__RefHeading__926_1299712864"/><text:span text:style-name="T8">Vista </text:span>OHLCDAILY:<text:bookmark-end text:name="__RefHeading__926_1299712864"/></text:h>
      <text:p text:style-name="P23">create view ohlcdaily <text:s/>as select id, datetime::date, max(quote) as high, min(quote) as low, min(datetime) as first, max(datetime) as <text:s/>from quotes group by id,datetime::date order by datetime desc;</text:p>
      <text:h text:style-name="P35" text:outline-level="3"><text:bookmark-start text:name="__RefHeading__928_1299712864"/>Proceso purge (dt_inicio, dt_final, id, typeinvestment):<text:bookmark-end text:name="__RefHeading__928_1299712864"/></text:h>
      <text:list xml:id="list7098925392252069166" text:style-name="L2">
        <text:list-item>
          <text:p text:style-name="P24">Recalcula OHCL</text:p>
        </text:list-item>
        <text:list-item>
          <text:p text:style-name="P24">Borra suma booleana true</text:p>
        </text:list-item>
      </text:list>
      <text:p text:style-name="P12">Si tipe=cotiza intradia:</text:p>
      <text:p text:style-name="P12"><text:tab/>Recalcula todo</text:p>
      <text:p text:style-name="P12"/>
      <text:p text:style-name="P9"/>
      <text:p text:style-name="P9"/>
      <text:h text:style-name="P32" text:outline-level="2"><text:bookmark-start text:name="__RefHeading__497_1435218309"/><text:soft-page-break/>Sources<text:bookmark-end text:name="__RefHeading__497_1435218309"/></text:h>
      <text:p text:style-name="P13">Habrá un valor unico de sources independientemente de que sea para intraday o historicsos.</text:p>
      <text:p text:style-name="P13">El id de los sources se podrá ver en el código dentro de Config MQ cargar_prioridadaes</text:p>
      <text:p text:style-name="P9"/>
      <text:p text:style-name="P13">Habra sources intraday y sources historicos</text:p>
      <text:p text:style-name="P9"/>
      <text:p text:style-name="P9">Se llevará un registro de fallos de los activos para debug. Solo de los activos en fichero texto, no meter basura a la bd.</text:p>
      <text:p text:style-name="P9"/>
      <text:h text:style-name="P36" text:outline-level="3"><text:bookmark-start text:name="__RefHeading__930_1299712864"/>Tipos de Sources<text:bookmark-end text:name="__RefHeading__930_1299712864"/></text:h>
      <text:h text:style-name="P40" text:outline-level="4"><text:bookmark-start text:name="__RefHeading__499_1435218309"/>Permiten descargas masivas <text:span text:style-name="T3">de datos intraday </text:span>y se puede especificar cuales<text:bookmark-end text:name="__RefHeading__499_1435218309"/></text:h>
      <text:p text:style-name="P9">YAHOO</text:p>
      <text:p text:style-name="P9">Permiten descargas masivas y no se pueden especificar cuales</text:p>
      <text:p text:style-name="P9">BMF. Se deberá añadiendo los ISIN manualmente para que se graben en el sistema cuando estén activos</text:p>
      <text:p text:style-name="P9"/>
      <text:p text:style-name="P9"/>
      <text:p text:style-name="P13"/>
      <text:h text:style-name="P41" text:outline-level="4"><text:bookmark-start text:name="__RefHeading__932_1299712864"/>Purge sources<text:bookmark-end text:name="__RefHeading__932_1299712864"/></text:h>
      <text:p text:style-name="P14">Se encargan de liberar datos innecesarios de la base de datos</text:p>
      <text:p text:style-name="P14">Solo se guardarán datos intradia de now -7 dias y que tengan type=5</text:p>
      <text:p text:style-name="P14">Sólo se podrá borrar cuya suma booleana sea 0</text:p>
      <text:p text:style-name="P14">Si no lo tuvieran se calcularán y se modificarán, teniendo en cuenta valores de día en paises.</text:p>
      <text:p text:style-name="P14"/>
      <text:p text:style-name="P15">Si cotizan en intradia:</text:p>
      <text:p text:style-name="P15">Para ello se hará:</text:p>
      <text:list xml:id="list5047555671407125392" text:style-name="L3">
        <text:list-item>
          <text:p text:style-name="P25">Generar y modificar los booleanos, teniendo en <text:s/>cuenta que solo podrá haber un open, high,close, low por cada día.</text:p>
        </text:list-item>
        <text:list-item>
          <text:p text:style-name="P25">Borrar los suma booleana=0</text:p>
        </text:list-item>
      </text:list>
      <text:p text:style-name="P15">Si no cotizan en intradia(Fondos de inversión):, open=close=True <text:s/>por defecto al insertar y no se hará purge</text:p>
      <text:p text:style-name="P15"/>
      <text:h text:style-name="P42" text:outline-level="4"><text:bookmark-start text:name="__RefHeading__934_1299712864"/><text:soft-page-break/>Cambios de Sources<text:bookmark-end text:name="__RefHeading__934_1299712864"/></text:h>
      <text:p text:style-name="P11">Ojo en los cambios de sources, ya que el purge debe ser compatible.</text:p>
      <text:list xml:id="list121353328010088" text:continue-numbering="true" text:style-name="L3">
        <text:list-header>
          <text:p text:style-name="P26"/>
        </text:list-header>
      </text:list>
      <text:h text:style-name="P32" text:outline-level="2"><text:bookmark-start text:name="__RefHeading__61_1378443548"/>Como acceder a la información<text:bookmark-end text:name="__RefHeading__61_1378443548"/></text:h>
      <text:h text:style-name="P36" text:outline-level="3"><text:bookmark-start text:name="__RefHeading__63_1378443548"/>Cliente myquotes<text:bookmark-end text:name="__RefHeading__63_1378443548"/></text:h>
      <text:h text:style-name="P36" text:outline-level="3"><text:bookmark-start text:name="__RefHeading__65_1378443548"/>Cliente psql de postgresql<text:bookmark-end text:name="__RefHeading__65_1378443548"/></text:h>
      <text:h text:style-name="P37" text:outline-level="3"><text:bookmark-start text:name="__RefHeading__936_1299712864"/>Desde python<text:bookmark-end text:name="__RefHeading__936_1299712864"/></text:h>
      <text:h text:style-name="P30" text:outline-level="1" text:is-list-header="true"><text:bookmark-start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2">Aplicaciones<text:tab/></text:p>
          <text:p text:style-name="P3">Apache<text:tab/>2-4</text:p>
          <text:p text:style-name="P3">PostgreSQL<text:tab/>2-4</text:p>
          <text:p text:style-name="P3">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style:contextual-spacing="false"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margin-top="0cm" fo:margin-bottom="0cm" style:contextual-spacing="false"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22:00:03</meta:creation-date>
    <meta:generator>LibreOffice/4.1.0.4$Linux_X86_64 LibreOffice_project/410m0$Build-4</meta:generator>
    <meta:editing-cycles>45</meta:editing-cycles>
    <meta:editing-duration>P1DT13H20M44S</meta:editing-duration>
    <meta:keyword>Manual Usuario Xulpymoney Ayuda Programa Contabilidad Xul</meta:keyword>
    <dc:subject>Manual de usuario de Xulpymoney</dc:subject>
    <dc:title>Xulpymoney</dc:title>
    <dc:date>2013-08-21T12:13:52.272205861</dc:date>
    <dc:creator>Trudi Canavan</dc:creator>
    <meta:document-statistic meta:table-count="0" meta:image-count="0" meta:object-count="3" meta:page-count="18" meta:paragraph-count="228" meta:word-count="2033" meta:character-count="12344" meta:non-whitespace-character-count="10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fo:min-height="1.55cm"/>
    </style:style>
    <style:style style:name="P1" style:family="paragraph">
      <style:paragraph-properties fo:text-align="center"/>
      <style:text-properties fo:font-size="13pt" style:font-size-asian="13pt" style:font-size-complex="13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style:font-name="Arial" fo:font-size="8pt" style:letter-kerning="true" style:font-size-asian="8pt" style:font-size-complex="8pt"/>
    </style:style>
    <style:style style:name="P6" style:family="paragraph">
      <style:paragraph-properties fo:text-align="center"/>
      <style:text-properties fo:font-size="8pt" style:font-size-asian="8pt" style:font-size-complex="8pt"/>
    </style:style>
    <style:style style:name="P7" style:family="paragraph">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xml:id="id1" draw:id="id1" draw:layer="layout" svg:width="2.2cm" svg:height="1.1cm" svg:x="6.7cm" svg:y="5.1cm">
          <text:p text:style-name="P1"><text:span text:style-name="T1">Nuevo IO</text:span></text:p>
          <draw:enhanced-geometry svg:viewBox="0 0 21600 21600" draw:type="rectangle" draw:enhanced-path="M 0 0 L 21600 0 21600 21600 0 21600 0 0 Z N"/>
        </draw:custom-shape>
        <draw:connector draw:style-name="gr2" draw:text-style-name="P2" draw:layer="layout" draw:type="line" svg:x1="7.8cm" svg:y1="6.2cm" svg:x2="7.7cm" svg:y2="6.6cm" draw:start-shape="id1" draw:start-glue-point="2" draw:end-shape="id2" draw:end-glue-point="4" svg:d="m7800 6200-100 400" svg:viewBox="0 0 101 401">
          <text:p/>
        </draw:connector>
        <draw:custom-shape draw:style-name="gr1" draw:text-style-name="P3" xml:id="id2" draw:id="id2"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4" draw:layer="layout" draw:type="line" svg:x1="9.2cm" svg:y1="7.75cm" svg:x2="11.3cm" svg:y2="7.75cm" draw:start-shape="id2" draw:start-glue-point="7" draw:end-shape="id3" draw:end-glue-point="3" svg:d="m9200 7750h2100" svg:viewBox="0 0 2101 1">
          <text:p text:style-name="P2"><text:span text:style-name="T3">Compra</text:span></text:p>
        </draw:connector>
        <draw:connector draw:style-name="gr3" draw:text-style-name="P6" draw:layer="layout" draw:type="line" svg:x1="7.7cm" svg:y1="8.9cm" svg:x2="7.85cm" svg:y2="9.9cm" draw:start-shape="id2" draw:start-glue-point="6" draw:end-shape="id4" draw:end-glue-point="0" svg:d="m7700 8900 150 1000" svg:viewBox="0 0 151 1001">
          <text:p text:style-name="P5"><text:span text:style-name="T4">Venta</text:span></text:p>
        </draw:connector>
        <draw:custom-shape draw:style-name="gr1" draw:text-style-name="P3"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3" xml:id="id3" draw:id="id3" draw:layer="layout" svg:width="2.1cm" svg:height="1.1cm" svg:x="11.3cm" svg:y="7.2cm">
          <text:p text:style-name="P2"><text:span text:style-name="T2">1</text:span></text:p>
          <draw:enhanced-geometry svg:viewBox="0 0 21600 21600" draw:type="rectangle" draw:enhanced-path="M 0 0 L 21600 0 21600 21600 0 21600 0 0 Z N"/>
        </draw:custom-shape>
        <draw:connector draw:style-name="gr2" draw:text-style-name="P2" draw:layer="layout" draw:type="lines" draw:line-skew="-5.099cm" svg:x1="12.35cm" svg:y1="7.2cm" svg:x2="7.5cm" svg:y2="2cm" draw:start-shape="id3" draw:start-glue-point="0" draw:end-shape="id5" draw:end-glue-point="4" svg:d="m12350 7200v-5600l-4850-101v501" svg:viewBox="0 0 4851 5702">
          <text:p/>
        </draw:connector>
        <draw:custom-shape draw:style-name="gr1" draw:text-style-name="P3" xml:id="id4" draw:id="id4" draw:layer="layout" svg:width="2.1cm" svg:height="1.1cm" svg:x="6.8cm" svg:y="9.9cm">
          <text:p text:style-name="P2"><text:span text:style-name="T2">3, 2</text:span></text:p>
          <draw:enhanced-geometry svg:viewBox="0 0 21600 21600" draw:type="rectangle" draw:enhanced-path="M 0 0 L 21600 0 21600 21600 0 21600 0 0 Z N"/>
        </draw:custom-shape>
        <draw:connector draw:style-name="gr4" draw:text-style-name="P2" draw:layer="layout" svg:x1="6.8cm" svg:y1="10.45cm" svg:x2="7.5cm" svg:y2="2cm" draw:start-shape="id4" draw:start-glue-point="3" draw:end-shape="id5" draw:end-glue-point="4" svg:d="m6800 10450h-1601v-8951h2301v501" svg:viewBox="0 0 2302 8952">
          <text:p/>
        </draw:connector>
        <draw:frame draw:style-name="gr5" draw:text-style-name="P7" draw:layer="layout" svg:width="11.8cm" svg:height="3.095cm" svg:x="3.2cm" svg:y="13.8cm">
          <draw:text-box>
            <text:p text:style-name="P7"><text:span text:style-name="T2">1 a setIOActual</text:span></text:p>
            <text:p text:style-name="P7"><text:span text:style-name="T2">2 Historizar des SIOActual, dejando un nuevo IOA con la diferncia si no es exacto.</text:span></text:p>
            <text:p text:style-name="P7"><text:span text:style-name="T2">3 Comprobar no se venden más que stock</text:span></text:p>
            <text:p text:style-name="P7"><text:span text:style-name="T2">4 Comisiones se ponen al comprar y al vender de la primera partición, si hubiera varias</text:span></text:p>
          </draw:text-box>
        </draw:frame>
        <draw:custom-shape draw:style-name="gr1" draw:text-style-name="P3" xml:id="id5" draw:id="id5" draw:layer="layout" svg:width="3.6cm" svg:height="1.8cm" svg:x="5.7cm" svg:y="2cm">
          <text:p text:style-name="P3"><text:span text:style-name="T2">Hay más I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6" draw:layer="layout" draw:type="line" svg:x1="9.3cm" svg:y1="2.9cm" svg:x2="10.1cm" svg:y2="2.9cm" draw:start-shape="id5" draw:start-glue-point="7" draw:end-shape="id6" draw:end-glue-point="3" svg:d="m9300 2900h800" svg:viewBox="0 0 801 1">
          <text:p text:style-name="P2"><text:span text:style-name="T4">No</text:span></text:p>
        </draw:connector>
        <draw:custom-shape draw:style-name="gr1" draw:text-style-name="P3" xml:id="id6" draw:id="id6" draw:layer="layout" svg:width="1.4cm" svg:height="1.2cm" svg:x="10.1cm" svg:y="2.3cm">
          <text:p text:style-name="P2"><text:span text:style-name="T2">Fin</text:span></text:p>
          <draw:enhanced-geometry svg:viewBox="0 0 21600 21600" draw:type="rectangle" draw:enhanced-path="M 0 0 L 21600 0 21600 21600 0 21600 0 0 Z N"/>
        </draw:custom-shape>
        <draw:connector draw:style-name="gr3" draw:text-style-name="P6" draw:layer="layout" draw:type="line" svg:x1="7.5cm" svg:y1="3.8cm" svg:x2="7.8cm" svg:y2="5.1cm" draw:start-shape="id5" draw:start-glue-point="6" draw:end-shape="id1" svg:d="m7500 3800 300 1300" svg:viewBox="0 0 301 1301">
          <text:p text:style-name="P2"><text:span text:style-name="T4">Sí</text:span></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s" fo:country="E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Object 2/content.xml><?xml version="1.0" encoding="utf-8"?>
<math xmlns="http://www.w3.org/1998/Math/MathML">
  <semantics>
    <mrow>
      <mrow>
        <mi mathvariant="italic">starts</mi>
        <mo stretchy="false">+</mo>
        <mfrac>
          <mrow>
            <mrow>
              <mi mathvariant="italic">close</mi>
              <mo stretchy="false">−</mo>
              <mi mathvariant="italic">starts</mi>
            </mrow>
          </mrow>
          <mn>3</mn>
        </mfrac>
      </mrow>
    </mrow>
    <annotation encoding="StarMath 5.0">starts +{close - starts} over 3 </annotation>
  </semantics>
</math>
</file>

<file path=Object 3/content.xml><?xml version="1.0" encoding="utf-8"?>
<math xmlns="http://www.w3.org/1998/Math/MathML">
  <semantics>
    <mrow>
      <mrow>
        <mi mathvariant="italic">starts</mi>
        <mo stretchy="false">+</mo>
        <mn>2</mn>
      </mrow>
      <mrow>
        <mo stretchy="false">(</mo>
        <mrow>
          <mfrac>
            <mrow>
              <mrow>
                <mi mathvariant="italic">close</mi>
                <mo stretchy="false">−</mo>
                <mi mathvariant="italic">starts</mi>
              </mrow>
            </mrow>
            <mn>3</mn>
          </mfrac>
        </mrow>
        <mo stretchy="false">)</mo>
      </mrow>
    </mrow>
    <annotation encoding="StarMath 5.0">starts +2({close - starts} over 3) </annotation>
  </semantics>
</math>
</file>